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  <style:style style:name="P3" style:family="paragraph" style:parent-style-name="Standard">
      <style:text-properties officeooo:paragraph-rsid="00041c4c"/>
    </style:style>
    <style:style style:name="P4" style:family="paragraph" style:parent-style-name="Table_20_Contents">
      <style:text-properties officeooo:paragraph-rsid="00041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8 <text:s/>事件和消息 <text:s/>教案</text:p>
      <text:p text:style-name="Title"/>
      <text:p text:style-name="P1"/>
      <text:p text:style-name="P1">学习目标</text:p>
      <text:p text:style-name="P1"><text:tab/>通过鼠标和键盘控制角色</text:p>
      <text:p text:style-name="P1"/>
      <text:p text:style-name="P1">学习内容</text:p>
      <text:p text:style-name="P1"><text:tab/>鼠标控制角色</text:p>
      <text:p text:style-name="P1"><text:tab/>键盘控制角色</text:p>
      <text:p text:style-name="P1"><text:tab/>消息和广播</text:p>
      <text:p text:style-name="P1"><text:tab/>场景切换事件</text:p>
      <text:p text:style-name="P1"/>
      <text:p text:style-name="P1">学习重点</text:p>
      <text:p text:style-name="P1"><text:tab/>按键控制</text:p>
      <text:p text:style-name="P1"><text:tab/>发送/接收消息</text:p>
      <text:p text:style-name="P1"/>
      <text:p text:style-name="P1">学习难点</text:p>
      <text:p text:style-name="P1"><text:tab/>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演示按键对角色的上下左右移动控制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学生操作</text:p>
          </table:table-cell>
          <table:table-cell table:style-name="表格1.A2" office:value-type="string">
            <text:p text:style-name="P2">提示按键控制角色说话和发音</text:p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演示和解说消息/广播</text:p>
            <text:p text:style-name="P2">角色间通过消息互动</text:p>
            <text:p text:style-name="P2">角色和场景通过消息互动</text:p>
          </table:table-cell>
          <table:table-cell table:style-name="表格1.A2" office:value-type="string">
            <text:p text:style-name="P2">可以通过消息简单的协调角色互动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/>
      <text:p text:style-name="P1"><text:tab/>对上节课的作品添加按键控制</text:p>
      <text:p text:style-name="P1"><text:tab/>通过消息切换场景</text:p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0T20:46:53.124000000</dc:date>
    <meta:editing-duration>PT8M29S</meta:editing-duration>
    <meta:editing-cycles>6</meta:editing-cycles>
    <meta:document-statistic meta:table-count="1" meta:image-count="0" meta:object-count="0" meta:page-count="1" meta:paragraph-count="29" meta:word-count="190" meta:character-count="204" meta:non-whitespace-character-count="190"/>
  </office:meta>
</office:document-meta>
</file>